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style:font-name="Times New Roman"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7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8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9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2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3" style:parent-style-name="ListParagraph" style:list-style-name="LFO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" style:parent-style-name="ListParagraph" style:list-style-name="LFO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5" style:parent-style-name="ListParagraph" style:list-style-name="LFO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6" style:parent-style-name="ListParagraph" style:list-style-name="LFO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8" style:parent-style-name="Normal" style:family="paragraph">
      <style:paragraph-properties fo:text-align="center" fo:margin-left="0.25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29" style:parent-style-name="ListParagraph" style:list-style-name="LFO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0" style:parent-style-name="ListParagraph" style:list-style-name="LFO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1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3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35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3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8" style:parent-style-name="ListParagraph" style:list-style-name="LFO4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9" style:parent-style-name="ListParagraph" style:list-style-name="LFO4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1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44" style:parent-style-name="DefaultParagraphFont" style:family="text">
      <style:text-properties style:font-name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fo:font-size="14pt" style:font-size-asian="14pt" style:font-size-complex="14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NAME:<text:s/>HOSEA LIFTED</text:p>
      <text:p text:style-name="P2">DEPARTMENT: CYBER SECURITY</text:p>
      <text:p text:style-name="P3"/>
      <text:p text:style-name="P4">SUMMARY OF PRINCIPLES OF PROGRAMMING</text:p>
      <text:p text:style-name="P5">First we have to know the meaning of “HTML” stands for,<text:s/>hypertext markup language use for web creating webpage, and also consist of series of element that tell the browser how to display content such as “this is a boy” this is a paragraph” this is a link.</text:p>
      <text:p text:style-name="P6"/>
      <text:p text:style-name="P7">HTML STRUCTURE AND WHAT THEY MEANS</text:p>
      <text:p text:style-name="P8">DOCTYPE html – Declares the document as html</text:p>
      <text:p text:style-name="P9">&lt;html&gt; the root element that wraps all there element</text:p>
      <text:p text:style-name="P10">&lt;head&gt; Contains meta data (e.g, &lt;title&gt;, &lt;style&gt;, &lt;meta&gt;)</text:p>
      <text:p text:style-name="P11">&lt;body&gt; Holds the visible content of the webpage</text:p>
      <text:p text:style-name="P12"/>
      <text:p text:style-name="P13">CSS BASICS</text:p>
      <text:p text:style-name="P14">Meaning of CSS = stands for cascading style sheet used for designing and styling HTML elements by applying visual design such as colors, fonts, layout and spacing.</text:p>
      <text:p text:style-name="P15"/>
      <text:p text:style-name="P16">WE HAVE 3 TYPES OF CSS</text:p>
      <text:list text:style-name="LFO1" text:continue-numbering="true">
        <text:list-item>
          <text:p text:style-name="P17">Inline css,<text:s/></text:p>
        </text:list-item>
        <text:list-item>
          <text:p text:style-name="P18">Internal css,<text:s/></text:p>
        </text:list-item>
        <text:list-item>
          <text:p text:style-name="P19">External css.</text:p>
        </text:list-item>
      </text:list>
      <text:p text:style-name="P20">ADVANCED HTML</text:p>
      <text:p text:style-name="P21">Forms in html: are used to collect users input and submit them to the<text:s/>server for processing.</text:p>
      <text:p text:style-name="P22">The key form element</text:p>
      <text:list text:style-name="LFO2" text:continue-numbering="true">
        <text:list-item>
          <text:p text:style-name="P23">&lt;form&gt; the container of form element</text:p>
        </text:list-item>
        <text:list-item>
          <text:p text:style-name="P24">&lt;input&gt; used to collect user input common types</text:p>
        </text:list-item>
        <text:list-item>
          <text:p text:style-name="P25">&lt;text area&gt; A multi-line tex input field</text:p>
        </text:list-item>
        <text:list-item>
          <text:p text:style-name="P26">&lt;select&gt;</text:p>
        </text:list-item>
      </text:list>
      <text:p text:style-name="P27"/>
      <text:p text:style-name="P28">CSS Layouts: Flexbox and Grid</text:p>
      <text:list text:style-name="LFO3" text:continue-numbering="true">
        <text:list-item>
          <text:p text:style-name="P29">Flex is a one dimensional layout system for arranging items in row or colums</text:p>
        </text:list-item>
        <text:list-item>
          <text:p text:style-name="P30">CSS Grid Layout: is a two dimensional layout system for aligning items into rows and colums</text:p>
        </text:list-item>
      </text:list>
      <text:p text:style-name="P31"/>
      <text:p text:style-name="P32">INTRODUCTION TO JAVASCRIPT</text:p>
      <text:p text:style-name="P33">JAVASCRIPT is a programming language used to make website interactive and dynamic, allowing for features<text:s/>like respond to user input and update to web page without requiring a full reload.</text:p>
      <text:p text:style-name="P34"/>
      <text:p text:style-name="P35">ADVANCED JAVASCRIPT</text:p>
      <text:p text:style-name="P36">Advanced javascripts comprises a wide range of topic that can help you take your coding skills to the next level.<text:s/></text:p>
      <text:p text:style-name="P37">Some keys areas to explore advanced javascript</text:p>
      <text:list text:style-name="LFO4" text:continue-numbering="true">
        <text:list-item>
          <text:p text:style-name="P38">Execution context and call stack: it helps to understand how javascript execute code and manage function calls</text:p>
        </text:list-item>
        <text:list-item>
          <text:p text:style-name="P39">This and binding: it helps understand the consept of this, and how to bind it</text:p>
        </text:list-item>
      </text:list>
      <text:p text:style-name="P40"/>
      <text:p text:style-name="P41">BASIC PHP</text:p>
      <text:p text:style-name="P42"><text:span text:style-name="T43">MEANING OF PHP:</text:span><text:span text:style-name="T44"><text:s/>Hypertext preprocessor a<text:s/></text:span><text:span text:style-name="T45">server side scripting language that runs on the server used to create dynamic web page.</text:span></text:p>
      <text:p text:style-name="P46"><text:span text:style-name="T47">How it works: browser sends a request to the server then the server runs the php script and we run php using XAMPP. First we have to know the meaning of xamp it is an a</text:span><text:span text:style-name="T48">ll in one server pakage for local development that eliminates the need to install apache and mysq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625in" fo:margin-left="1in" fo:margin-bottom="0.3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09-07T03:22:00Z</meta:creation-date>
    <dc:date>2025-09-18T00:47:00Z</dc:date>
    <meta:template xlink:href="Normal.dotm" xlink:type="simple"/>
    <meta:editing-cycles>3</meta:editing-cycles>
    <meta:editing-duration>PT60S</meta:editing-duration>
    <meta:document-statistic meta:page-count="2" meta:paragraph-count="4" meta:word-count="340" meta:character-count="2277" meta:row-count="16" meta:non-whitespace-character-count="1941"/>
  </office:meta>
</office:document-meta>
</file>